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<text:span text:style-name="T1">Deus Surpreende</text:span></text:p>
            <text:p text:style-name="P1"><text:span text:style-name="T2">Andréa Fo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Ah pra que chorar? Se do outro lado sei que vou chegar</text:span></text:p>
            <text:p text:style-name="P4"><text:span text:style-name="T3">As pedras que me lançam faço de degraus</text:span></text:p>
            <text:p text:style-name="P4"><text:span text:style-name="T3">E subo as escadas sorrindo, isso é lin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Vou enfrentar, de peito aberto sem olhar atrás</text:span></text:p>
            <text:p text:style-name="P4"><text:span text:style-name="T3">Sabendo que eu consigo sempre mais</text:span></text:p>
            <text:p text:style-name="P4"><text:span text:style-name="T3">Não quero entregar os pontos não, não, não, n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Mas não desanimo, mas não desanimo</text:span></text:p>
            <text:p text:style-name="P4"><text:span text:style-name="T3">O inimigo vem, levanta contra mim</text:span></text:p>
            <text:p text:style-name="P4"><text:span text:style-name="T3">Mas eu sei que vai ca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Porque Deus vai na frente</text:span></text:p>
            <text:p text:style-name="P4"><text:span text:style-name="T3">Guerreando, batalhando em meu favor</text:span></text:p>
            <text:p text:style-name="P4"><text:span text:style-name="T3">Porque Deus surpreende</text:span></text:p>
            <text:p text:style-name="P4"><text:span text:style-name="T3">Aquele que acredita no senhor</text:span></text:p>
            <text:p text:style-name="P4"><text:span text:style-name="T3">E faz parar o sol, e faz chuva cair, faz machado flutu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Porque Deus surpreende</text:span></text:p>
            <text:p text:style-name="P4"><text:span text:style-name="T3">Quando tudo falta em casa</text:span></text:p>
            <text:p text:style-name="P4"><text:span text:style-name="T3">Porque Deus surpreende, faz o mudo até falar</text:span></text:p>
            <text:p text:style-name="P4"><text:span text:style-name="T3">Abre o mar, faz o coxo andar</text:span></text:p>
            <text:p text:style-name="P4"><text:span text:style-name="T3">No poder da sua voz, esse Deus surpreen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5" draw:layer="layout" svg:width="25.199cm" svg:height="20.833cm" svg:x="1.4cm" svg:y="0.002cm" presentation:class="subtitle" presentation:user-transformed="true">
          <draw:text-box>
            <text:p text:style-name="P4"><text:span text:style-name="T3">Quem fez o coxo andar? Foi Deus, foi Deus</text:span></text:p>
            <text:p text:style-name="P4"><text:span text:style-name="T3">Quem fez o mudo falar? Foi Deus, foi Deus</text:span></text:p>
            <text:p text:style-name="P4"><text:span text:style-name="T3">Quem te fez lindo assim? Foi Deus, foi Deus</text:span></text:p>
            <text:p text:style-name="P4"><text:span text:style-name="T3">Ele cuidará de ti, me deu a voz pra cantar</text:span></text:p>
            <text:p text:style-name="P4"><text:span text:style-name="T3">Foi Deus, foi Deus, me fez só pra o louvar</text:span></text:p>
            <text:p text:style-name="P4"><text:span text:style-name="T3">E esse mesmo Deus vai fazer milagres por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Porque Deus vai na frente</text:span></text:p>
            <text:p text:style-name="P4"><text:span text:style-name="T3">Guerreando, batalhando em meu favor</text:span></text:p>
            <text:p text:style-name="P4"><text:span text:style-name="T3">Porque Deus surpreende</text:span></text:p>
            <text:p text:style-name="P4"><text:span text:style-name="T3">Aquele que acredita no senhor</text:span></text:p>
            <text:p text:style-name="P4"><text:span text:style-name="T3">E faz parar o sol, e faz chuva cair, faz machado flutu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3">Porque Deus surpreende</text:span></text:p>
            <text:p text:style-name="P4"><text:span text:style-name="T3">Quando tudo falta em casa</text:span></text:p>
            <text:p text:style-name="P4"><text:span text:style-name="T3">Porque Deus surpreende, faz o mudo até falar</text:span></text:p>
            <text:p text:style-name="P4"><text:span text:style-name="T3">Abre o mar, faz o coxo andar</text:span></text:p>
            <text:p text:style-name="P4"><text:span text:style-name="T3">No poder da sua voz, esse Deus surpreen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5" draw:layer="layout" svg:width="25.199cm" svg:height="20.833cm" svg:x="1.4cm" svg:y="0.002cm" presentation:class="subtitle" presentation:user-transformed="true">
          <draw:text-box>
            <text:p text:style-name="P4"><text:span text:style-name="T3">Quem fez o coxo andar? Foi Deus, foi Deus</text:span></text:p>
            <text:p text:style-name="P4"><text:span text:style-name="T3">Quem fez o mudo falar? Foi Deus, foi Deus</text:span></text:p>
            <text:p text:style-name="P4"><text:span text:style-name="T3">Quem te fez lindo assim? Foi Deus, foi Deus</text:span></text:p>
            <text:p text:style-name="P4"><text:span text:style-name="T3">Ele cuidará de ti, me deu a voz pra cantar</text:span></text:p>
            <text:p text:style-name="P4"><text:span text:style-name="T3">Foi Deus, foi Deus, me fez só pra o louvar</text:span></text:p>
            <text:p text:style-name="P4"><text:span text:style-name="T3">E esse mesmo Deus vai fazer milagres por você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8:13:03.208000000</meta:creation-date>
    <dc:date>2017-02-15T18:23:59.967000000</dc:date>
    <meta:editing-duration>PT40S</meta:editing-duration>
    <meta:editing-cycles>1</meta:editing-cycles>
    <meta:generator>LibreOffice/5.2.0.4$Windows_x86 LibreOffice_project/066b007f5ebcc236395c7d282ba488bca6720265</meta:generator>
    <meta:document-statistic meta:object-count="51"/>
  </office:meta>
</office:document-meta>
</file>